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2210000445B00006592371D2906.svm" manifest:media-type=""/>
  <manifest:file-entry manifest:full-path="Pictures/200003AD00004526000034BDCCF61B05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text-properties officeooo:rsid="0008ff2e"/>
    </style:style>
    <style:style style:name="P3" style:family="paragraph" style:parent-style-name="Heading_20_2">
      <style:text-properties officeooo:rsid="00337e47" officeooo:paragraph-rsid="00337e47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text-properties officeooo:rsid="0003c21a" officeooo:paragraph-rsid="0003c21a"/>
    </style:style>
    <style:style style:name="P6" style:family="paragraph" style:parent-style-name="Standard">
      <style:text-properties officeooo:rsid="0008ff2e" officeooo:paragraph-rsid="0008ff2e"/>
    </style:style>
    <style:style style:name="P7" style:family="paragraph" style:parent-style-name="Text_20_body">
      <style:text-properties officeooo:rsid="0022edf2" officeooo:paragraph-rsid="0022edf2"/>
    </style:style>
    <style:style style:name="P8" style:family="paragraph" style:parent-style-name="Text_20_body">
      <style:text-properties officeooo:rsid="00332afb" officeooo:paragraph-rsid="00332afb"/>
    </style:style>
    <style:style style:name="P9" style:family="paragraph" style:parent-style-name="Text_20_body">
      <style:text-properties officeooo:rsid="00337e47" officeooo:paragraph-rsid="00337e47"/>
    </style:style>
    <style:style style:name="P10" style:family="paragraph" style:parent-style-name="Text_20_body">
      <style:text-properties officeooo:rsid="0034d257" officeooo:paragraph-rsid="0034d257"/>
    </style:style>
    <style:style style:name="P11" style:family="paragraph" style:parent-style-name="Text_20_body">
      <style:text-properties officeooo:rsid="00350a98" officeooo:paragraph-rsid="00350a98"/>
    </style:style>
    <style:style style:name="P12" style:family="paragraph" style:parent-style-name="Text_20_body">
      <style:text-properties officeooo:rsid="00350a98" officeooo:paragraph-rsid="00391ff2"/>
    </style:style>
    <style:style style:name="P13" style:family="paragraph" style:parent-style-name="Text_20_body">
      <style:text-properties officeooo:rsid="0035d7db" officeooo:paragraph-rsid="0035d7db"/>
    </style:style>
    <style:style style:name="P14" style:family="paragraph" style:parent-style-name="Text_20_body">
      <style:text-properties officeooo:rsid="003790dc" officeooo:paragraph-rsid="003790dc"/>
    </style:style>
    <style:style style:name="P15" style:family="paragraph" style:parent-style-name="Text_20_body">
      <style:text-properties officeooo:rsid="00391ff2" officeooo:paragraph-rsid="00391ff2"/>
    </style:style>
    <style:style style:name="P16" style:family="paragraph" style:parent-style-name="Text_20_body">
      <style:text-properties officeooo:rsid="003a4d50" officeooo:paragraph-rsid="003b80fe"/>
    </style:style>
    <style:style style:name="P17" style:family="paragraph" style:parent-style-name="Text_20_body">
      <style:text-properties officeooo:rsid="003b80fe" officeooo:paragraph-rsid="003b80fe"/>
    </style:style>
    <style:style style:name="P18" style:family="paragraph" style:parent-style-name="Text_20_body">
      <style:text-properties officeooo:paragraph-rsid="003b80fe"/>
    </style:style>
    <style:style style:name="P19" style:family="paragraph" style:parent-style-name="Text_20_body">
      <style:text-properties officeooo:rsid="003bf4ec" officeooo:paragraph-rsid="003bf4ec"/>
    </style:style>
    <style:style style:name="P20" style:family="paragraph" style:parent-style-name="Text_20_body" style:list-style-name="L14">
      <style:text-properties officeooo:rsid="003bf4ec" officeooo:paragraph-rsid="003bf4ec"/>
    </style:style>
    <style:style style:name="P21" style:family="paragraph" style:parent-style-name="Text_20_body" style:list-style-name="L14">
      <style:text-properties officeooo:paragraph-rsid="003bf4ec"/>
    </style:style>
    <style:style style:name="P22" style:family="paragraph" style:parent-style-name="Text_20_body">
      <style:text-properties officeooo:rsid="003e7752" officeooo:paragraph-rsid="003e7752"/>
    </style:style>
    <style:style style:name="P23" style:family="paragraph" style:parent-style-name="Text_20_body" style:list-style-name="L15">
      <style:text-properties officeooo:rsid="003e7752" officeooo:paragraph-rsid="003e7752"/>
    </style:style>
    <style:style style:name="P24" style:family="paragraph" style:parent-style-name="Text_20_body">
      <style:text-properties officeooo:rsid="00413e7e" officeooo:paragraph-rsid="00413e7e"/>
    </style:style>
    <style:style style:name="P25" style:family="paragraph" style:parent-style-name="Text_20_body" style:list-style-name="L16">
      <style:text-properties officeooo:rsid="00413e7e" officeooo:paragraph-rsid="00413e7e"/>
    </style:style>
    <style:style style:name="P26" style:family="paragraph" style:parent-style-name="Text_20_body">
      <style:text-properties officeooo:paragraph-rsid="00413e7e"/>
    </style:style>
    <style:style style:name="P27" style:family="paragraph" style:parent-style-name="Text_20_body">
      <style:text-properties fo:font-style="italic" fo:font-weight="bold" officeooo:rsid="00413e7e" officeooo:paragraph-rsid="00413e7e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officeooo:rsid="00422179" officeooo:paragraph-rsid="00422179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Footer">
      <style:text-properties fo:color="#808000" style:font-name="DejaVu Sans Condensed" officeooo:rsid="0004e28c" officeooo:paragraph-rsid="0004e28c"/>
    </style:style>
    <style:style style:name="P31" style:family="paragraph" style:parent-style-name="Title">
      <style:text-properties officeooo:paragraph-rsid="0004e28c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22edf2" officeooo:paragraph-rsid="0022edf2"/>
    </style:style>
    <style:style style:name="P34" style:family="paragraph" style:parent-style-name="Heading_20_1" style:list-style-name=""/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2afb"/>
    </style:style>
    <style:style style:name="T2" style:family="text">
      <style:text-properties officeooo:rsid="00337e47"/>
    </style:style>
    <style:style style:name="T3" style:family="text">
      <style:text-properties officeooo:rsid="0034d257"/>
    </style:style>
    <style:style style:name="T4" style:family="text">
      <style:text-properties officeooo:rsid="00350a98"/>
    </style:style>
    <style:style style:name="T5" style:family="text">
      <style:text-properties officeooo:rsid="003790dc"/>
    </style:style>
    <style:style style:name="T6" style:family="text">
      <style:text-properties officeooo:rsid="00391ff2"/>
    </style:style>
    <style:style style:name="T7" style:family="text">
      <style:text-properties officeooo:rsid="003a4d50"/>
    </style:style>
    <style:style style:name="T8" style:family="text">
      <style:text-properties officeooo:rsid="003b80fe"/>
    </style:style>
    <style:style style:name="T9" style:family="text">
      <style:text-properties officeooo:rsid="003bf4ec"/>
    </style:style>
    <style:style style:name="T10" style:family="text">
      <style:text-properties officeooo:rsid="003d6f1d"/>
    </style:style>
    <style:style style:name="T11" style:family="text">
      <style:text-properties officeooo:rsid="003e7752"/>
    </style:style>
    <style:style style:name="T12" style:family="text">
      <style:text-properties officeooo:rsid="003fd83c"/>
    </style:style>
    <style:style style:name="T13" style:family="text">
      <style:text-properties officeooo:rsid="00413e7e"/>
    </style:style>
    <style:style style:name="T14" style:family="text">
      <style:text-properties officeooo:rsid="00422179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 style:list-style-name="L1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5">
      <style:graphic-properties draw:stroke="solid" svg:stroke-width="0cm" svg:stroke-color="#000000" draw:marker-start="Arrowheads_20_1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1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  <style:style style:name="gr16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4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4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2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4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4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2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29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P31">Bismuth Masternodes<text:line-break/></text:p>
      <text:p text:style-name="P31"><text:span text:style-name="T1">POS D</text:span>esig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Table of Contents</text:p>
          </text:index-title>
          <text:p text:style-name="P35"><text:a xlink:type="simple" xlink:href="#__RefHeading__277_839965624" text:style-name="Index_20_Link" text:visited-style-name="Index_20_Link">Foreword<text:tab/>3</text:a></text:p>
          <text:p text:style-name="P35"><text:a xlink:type="simple" xlink:href="#__RefHeading__112_8399656241" text:style-name="Index_20_Link" text:visited-style-name="Index_20_Link">Core elements<text:tab/>3</text:a></text:p>
          <text:p text:style-name="P37"><text:a xlink:type="simple" xlink:href="#__RefHeading__108_839965624" text:style-name="Index_20_Link" text:visited-style-name="Index_20_Link">Master Nodes<text:tab/>3</text:a></text:p>
          <text:p text:style-name="P37"><text:a xlink:type="simple" xlink:href="#__RefHeading__425_839965624" text:style-name="Index_20_Link" text:visited-style-name="Index_20_Link">PoS Chain<text:tab/>3</text:a></text:p>
          <text:p text:style-name="P37"><text:a xlink:type="simple" xlink:href="#__RefHeading__427_839965624" text:style-name="Index_20_Link" text:visited-style-name="Index_20_Link">Rounds<text:tab/>3</text:a></text:p>
          <text:p text:style-name="P37"><text:a xlink:type="simple" xlink:href="#__RefHeading__429_839965624" text:style-name="Index_20_Link" text:visited-style-name="Index_20_Link">Delegates<text:tab/>3</text:a></text:p>
          <text:p text:style-name="P37"><text:a xlink:type="simple" xlink:href="#__RefHeading__431_839965624" text:style-name="Index_20_Link" text:visited-style-name="Index_20_Link">Liar detection<text:tab/>4</text:a></text:p>
          <text:p text:style-name="P37"><text:a xlink:type="simple" xlink:href="#__RefHeading__433_839965624" text:style-name="Index_20_Link" text:visited-style-name="Index_20_Link">PoS Consensus<text:tab/>4</text:a></text:p>
          <text:p text:style-name="P35"><text:a xlink:type="simple" xlink:href="#__RefHeading__435_839965624" text:style-name="Index_20_Link" text:visited-style-name="Index_20_Link">Core strategies and goals<text:tab/>5</text:a></text:p>
          <text:p text:style-name="P37"><text:a xlink:type="simple" xlink:href="#__RefHeading__437_839965624" text:style-name="Index_20_Link" text:visited-style-name="Index_20_Link">No competition over block<text:tab/>5</text:a></text:p>
          <text:p text:style-name="P37"><text:a xlink:type="simple" xlink:href="#__RefHeading__439_839965624" text:style-name="Index_20_Link" text:visited-style-name="Index_20_Link">No advantage in stealing blocks<text:tab/>5</text:a></text:p>
          <text:p text:style-name="P37"><text:a xlink:type="simple" xlink:href="#__RefHeading__441_839965624" text:style-name="Index_20_Link" text:visited-style-name="Index_20_Link">Liar detection<text:tab/>5</text:a></text:p>
          <text:p text:style-name="P35"><text:a xlink:type="simple" xlink:href="#__RefHeading__443_839965624" text:style-name="Index_20_Link" text:visited-style-name="Index_20_Link">Rounds, slots and Delegates<text:tab/>6</text:a></text:p>
          <text:p text:style-name="P35"><text:a xlink:type="simple" xlink:href="#__RefHeading__445_839965624" text:style-name="Index_20_Link" text:visited-style-name="Index_20_Link">Consensus<text:tab/>9</text:a></text:p>
          <text:p text:style-name="P37"><text:a xlink:type="simple" xlink:href="#__RefHeading__500_839965624" text:style-name="Index_20_Link" text:visited-style-name="Index_20_Link">Base logic<text:tab/>9</text:a></text:p>
          <text:p text:style-name="P37"><text:a xlink:type="simple" xlink:href="#__RefHeading__502_839965624" text:style-name="Index_20_Link" text:visited-style-name="Index_20_Link">Chain reorganizations<text:tab/>9</text:a></text:p>
          <text:p text:style-name="P37"><text:a xlink:type="simple" xlink:href="#__RefHeading__504_839965624" text:style-name="Index_20_Link" text:visited-style-name="Index_20_Link">Side effect<text:tab/>10</text:a></text:p>
          <text:p text:style-name="P35"><text:a xlink:type="simple" xlink:href="#__RefHeading__506_839965624" text:style-name="Index_20_Link" text:visited-style-name="Index_20_Link">Various<text:tab/>10</text:a></text:p>
          <text:p text:style-name="P37"><text:a xlink:type="simple" xlink:href="#__RefHeading__449_839965624" text:style-name="Index_20_Link" text:visited-style-name="Index_20_Link">Deterministic voting / sorting<text:tab/>10</text:a></text:p>
          <text:p text:style-name="P35"><text:a xlink:type="simple" xlink:href="#__RefHeading__120_839965624" text:style-name="Index_20_Link" text:visited-style-name="Index_20_Link">References<text:tab/>11</text:a></text:p>
        </text:index-body>
      </text:table-of-content>
      <text:h text:style-name="P34" text:outline-level="1"/>
      <text:h text:style-name="P33" text:outline-level="1"><text:bookmark-start text:name="__RefHeading__277_839965624"/>Foreword<text:bookmark-end text:name="__RefHeading__277_839965624"/></text:h>
      <text:p text:style-name="P7">This document <text:span text:style-name="T1">only address the POS blockchain and consensus mechanisms that could be used by the Bismuth Masternodes.</text:span></text:p>
      <text:p text:style-name="P8">Coupling with the Bis PoW chain, as well as parameters tuning will be addressed in other documents.</text:p>
      <text:h text:style-name="Heading_20_1" text:outline-level="1"><text:bookmark-start text:name="__RefHeading__112_8399656241"/><text:bookmark-start text:name="__RefHeading__106_839965624"/>C<text:span text:style-name="T2">ore elements</text:span><text:bookmark-end text:name="__RefHeading__112_8399656241"/><text:bookmark-end text:name="__RefHeading__106_839965624"/></text:h>
      <text:p text:style-name="P15">Quick presentation of the different actors, details come next.</text:p>
      <text:h text:style-name="P3" text:outline-level="2"><text:bookmark-start text:name="__RefHeading__108_839965624"/>Master Nodes<text:bookmark-end text:name="__RefHeading__108_839965624"/></text:h>
      <text:p text:style-name="P9">Their number can vary, be capped or not. </text:p>
      <text:p text:style-name="P9">Some may be down.</text:p>
      <text:p text:style-name="P9">They are defined by <text:span text:style-name="T3">transactions/messages</text:span> on the POW chain with a fixed collateral amount.</text:p>
      <text:h text:style-name="Heading_20_2" text:outline-level="2"><text:bookmark-start text:name="__RefHeading__425_839965624"/>PoS Chain<text:bookmark-end text:name="__RefHeading__425_839965624"/></text:h>
      <text:p text:style-name="P9">An alternate chain, disconnected from the PoW Bismuth chain, and operated by MN only.</text:p>
      <text:p text:style-name="P9">Hash, addresses, block format, transactions on this chain can be anything we want.</text:p>
      <text:p text:style-name="P9">Transactions on this chain would be metrics about the Bismuth Network, both PoS side and PoW side. It can operate with only simple metrics (like alive/pings) and evolve to complex, in depth metrics (bandwith, proof of service, dedicated services).</text:p>
      <text:p text:style-name="P10">Block time on this chain will have to be defined according to simulation and other network variables.</text:p>
      <text:h text:style-name="Heading_20_2" text:outline-level="2"><text:bookmark-start text:name="__RefHeading__427_839965624"/>Rounds<text:bookmark-end text:name="__RefHeading__427_839965624"/></text:h>
      <text:p text:style-name="P10">Since there is no rush in producing blocks, we can take advantage of that to ease the PoS consensus.</text:p>
      <text:p text:style-name="P10">We can define Rounds by some time period. Then, at the beginning of a round, define (and make sure a majority agrees, <text:span text:style-name="T4">time is of no importance</text:span>) the conditions of the round.</text:p>
      <text:p text:style-name="P10">Such conditions could be the active MNs for this round.</text:p>
      <text:p text:style-name="P14">Rounds act as checkpoints. A new round only begins if consensus (&gt; 51 % of voters) is reached.</text:p>
      <text:h text:style-name="Heading_20_2" text:outline-level="2"><text:bookmark-start text:name="__RefHeading__429_839965624"/>Delegates<text:bookmark-end text:name="__RefHeading__429_839965624"/></text:h>
      <text:p text:style-name="P11">In order to have a stable and fast consensus, the participating nodes have to be an odd and known number. The use of delegates allows this <text:span text:style-name="T6">and brings some flexibility</text:span>. Delegates do not have to be voted for or elected, several options are available <text:span text:style-name="T6">with very little overhead.</text:span></text:p>
      <text:h text:style-name="P4" text:outline-level="2"><text:bookmark-start text:name="__RefHeading__431_839965624"/>Liar detection<text:bookmark-end text:name="__RefHeading__431_839965624"/></text:h>
      <text:p text:style-name="P11">Algorithms like pagerank, pairmin (see EigenSpeed) can be used to mitigate liar Mns.</text:p>
      <text:p text:style-name="P11">Their use is optional and can be added later on.</text:p>
      <text:h text:style-name="Heading_20_2" text:outline-level="2"><text:bookmark-start text:name="__RefHeading__433_839965624"/>PoS Consensus<text:bookmark-end text:name="__RefHeading__433_839965624"/></text:h>
      <text:p text:style-name="P13">The PoS <text:span text:style-name="T5">consensus is based upon predefined time slots for each delegate, known at each round start. Each block can only be forged by a single delegate, and only if a high enough consensus is reach. This prevents splits. In case of malicious forging, safe mecanisms allow to choose the right chain.</text:span></text:p>
      <text:p text:style-name="P11"/>
      <text:h text:style-name="P32" text:outline-level="1"><text:bookmark-start text:name="__RefHeading__435_839965624"/><text:span text:style-name="T6">Core strategies and goals</text:span><text:bookmark-end text:name="__RefHeading__435_839965624"/></text:h>
      <text:p text:style-name="P12"/>
      <text:p text:style-name="P12"><text:span text:style-name="T6">Main goal is to secure the network, enforce </text:span>good behavior <text:span text:style-name="T6">and detect bad actors.</text:span></text:p>
      <text:p text:style-name="P15">How to optionaly penalize bad actors is not covered here.</text:p>
      <text:h text:style-name="Heading_20_2" text:outline-level="2"><text:bookmark-start text:name="__RefHeading__437_839965624"/><text:span text:style-name="T6">No competition over block</text:span><text:bookmark-end text:name="__RefHeading__437_839965624"/></text:h>
      <text:p text:style-name="P15">Each delegate has fixed timeframes to forge a block. Times between blocks are defined long enough that we don't need error margin or timestamp use. Either the block is received within the timeframe either it's not.</text:p>
      <text:h text:style-name="Heading_20_2" text:outline-level="2"><text:bookmark-start text:name="__RefHeading__439_839965624"/><text:span text:style-name="T6">N</text:span>o advantage in stealing blocks<text:bookmark-end text:name="__RefHeading__439_839965624"/></text:h>
      <text:p text:style-name="P15">The blocks only embed metrics messages. They do not give reward as such. So there is no direct advantage in trying to DoS a peer or try to steal a block.</text:p>
      <text:h text:style-name="Heading_20_2" text:outline-level="2"><text:bookmark-start text:name="__RefHeading__441_839965624"/>Liar detection<text:bookmark-end text:name="__RefHeading__441_839965624"/></text:h>
      <text:p text:style-name="P15">Known algorithms exists to detect and/or mitigate liars and outliers. <text:line-break/>A full featured system would evaluate liars and downvote them.<text:line-break/>All the system id organized around metrics and notes, so adding metrics or tuning params is done without changing the architecture.</text:p>
      <text:h text:style-name="P32" text:outline-level="1"><text:bookmark-start text:name="__RefHeading__443_839965624"/>Rounds, <text:span text:style-name="T8">slots </text:span>and Delegates<text:bookmark-end text:name="__RefHeading__443_839965624"/></text:h>
      <text:p text:style-name="Text_20_body">- <text:span text:style-name="T7">Fixed time rounds</text:span></text:p>
      <text:p text:style-name="Text_20_body">- <text:span text:style-name="T7">Max number of blocks per round</text:span></text:p>
      <text:p text:style-name="P18">- <text:span text:style-name="T7">Each block slot fits a single delegate.</text:span></text:p>
      <text:p text:style-name="P18"><draw:frame draw:style-name="fr1" draw:name="Frame1" text:anchor-type="as-char" svg:y="0cm" svg:width="17.004cm" draw:z-index="0"><draw:text-box fo:min-height="5.861cm"><text:p text:style-name="Illustration"><draw:g text:anchor-type="paragraph" draw:z-index="1" draw:style-name="gr1"><draw:line draw:style-name="gr2" draw:text-style-name="P38" svg:x1="0.001cm" svg:y1="2.985cm" svg:x2="17.001cm" svg:y2="2.985cm"><text:p/></draw:line><draw:line draw:style-name="gr3" draw:text-style-name="P38" svg:x1="1.16cm" svg:y1="2.585cm" svg:x2="1.16cm" svg:y2="3.385cm"><text:p/></draw:line><draw:line draw:style-name="gr4" draw:text-style-name="P38" svg:x1="3.092cm" svg:y1="2.585cm" svg:x2="3.092cm" svg:y2="3.385cm"><text:p/></draw:line><draw:line draw:style-name="gr5" draw:text-style-name="P38" svg:x1="5.024cm" svg:y1="2.585cm" svg:x2="5.024cm" svg:y2="3.385cm"><text:p/></draw:line><draw:line draw:style-name="gr6" draw:text-style-name="P38" svg:x1="6.956cm" svg:y1="2.585cm" svg:x2="6.956cm" svg:y2="3.385cm"><text:p/></draw:line><draw:line draw:style-name="gr7" draw:text-style-name="P38" svg:x1="8.888cm" svg:y1="2.585cm" svg:x2="8.888cm" svg:y2="3.385cm"><text:p/></draw:line><draw:line draw:style-name="gr8" draw:text-style-name="P38" svg:x1="10.819cm" svg:y1="2.585cm" svg:x2="10.819cm" svg:y2="3.385cm"><text:p/></draw:line><draw:line draw:style-name="gr9" draw:text-style-name="P38" svg:x1="12.751cm" svg:y1="2.585cm" svg:x2="12.751cm" svg:y2="3.385cm"><text:p/></draw:line><draw:line draw:style-name="gr10" draw:text-style-name="P38" svg:x1="1.16cm" svg:y1="1.885cm" svg:x2="3.092cm" svg:y2="1.885cm"><text:p/></draw:line><draw:frame draw:style-name="gr11" draw:text-style-name="P38" svg:width="2.802cm" svg:height="2.386cm" svg:x="0.678cm" svg:y="0cm"><draw:text-box><text:p text:style-name="P39"><text:span text:style-name="T15">1 to</text:span><text:span text:style-name="T15"><text:line-break/></text:span><text:span text:style-name="T15">10 min</text:span></text:p></draw:text-box></draw:frame><draw:frame draw:style-name="gr12" draw:text-style-name="P41" svg:width="12.558cm" svg:height="1.675cm" svg:x="1.836cm" svg:y="4.186cm"><draw:text-box><text:p text:style-name="P40"><text:span text:style-name="T15">A <text:s text:c="8"/>B <text:s text:c="6"/>C <text:s text:c="9"/>... <text:s text:c="8"/>A <text:s text:c="8"/>B</text:span></text:p></draw:text-box></draw:frame><draw:line draw:style-name="gr13" draw:text-style-name="P38" svg:x1="8.018cm" svg:y1="2.585cm" svg:x2="7.728cm" svg:y2="3.285cm"><text:p/></draw:line><draw:line draw:style-name="gr14" draw:text-style-name="P38" svg:x1="8.212cm" svg:y1="2.585cm" svg:x2="7.922cm" svg:y2="3.285cm"><text:p/></draw:line></draw:g>Illustration <text:sequence text:ref-name="refIllustration0" text:name="Illustration" text:formula="ooow:Illustration+1" style:num-format="1">1</text:sequence>: Each slot is reserved for a unique MN only</text:p></draw:text-box></draw:frame></text:p>
      <text:p text:style-name="Text_20_body">- <text:span text:style-name="T7">If a delegate does not forge in time, it looses its turn, there is no forged block for this time slot (no incidence on PoS algorithm, but can be used as a quality metric for next round or rewards)</text:span></text:p>
      <text:p text:style-name="Text_20_body"><draw:frame draw:style-name="fr2" draw:name="Frame2" text:anchor-type="paragraph" svg:x="0cm" svg:y="0.346cm" svg:width="17.604cm" draw:z-index="2"><draw:text-box fo:min-height="7.878cm"><text:p text:style-name="Illustration"><draw:g text:anchor-type="paragraph" draw:z-index="3" draw:style-name="gr15"><draw:line draw:style-name="gr16" draw:text-style-name="P38" svg:x1="0.001cm" svg:y1="4.001cm" svg:x2="17.601cm" svg:y2="4.001cm"><text:p/></draw:line><draw:line draw:style-name="gr17" draw:text-style-name="P38" svg:x1="1.201cm" svg:y1="3.601cm" svg:x2="1.201cm" svg:y2="4.401cm"><text:p/></draw:line><draw:line draw:style-name="gr18" draw:text-style-name="P38" svg:x1="3.202cm" svg:y1="3.601cm" svg:x2="3.202cm" svg:y2="4.401cm"><text:p/></draw:line><draw:line draw:style-name="gr19" draw:text-style-name="P38" svg:x1="5.201cm" svg:y1="3.601cm" svg:x2="5.201cm" svg:y2="4.401cm"><text:p/></draw:line><draw:line draw:style-name="gr20" draw:text-style-name="P38" svg:x1="7.201cm" svg:y1="3.601cm" svg:x2="7.201cm" svg:y2="4.401cm"><text:p/></draw:line><draw:line draw:style-name="gr21" draw:text-style-name="P38" svg:x1="9.202cm" svg:y1="3.601cm" svg:x2="9.202cm" svg:y2="4.401cm"><text:p/></draw:line><draw:line draw:style-name="gr22" draw:text-style-name="P38" svg:x1="11.201cm" svg:y1="3.601cm" svg:x2="11.201cm" svg:y2="4.401cm"><text:p/></draw:line><draw:line draw:style-name="gr23" draw:text-style-name="P38" svg:x1="13.201cm" svg:y1="3.601cm" svg:x2="13.201cm" svg:y2="4.401cm"><text:p/></draw:line><draw:line draw:style-name="gr24" draw:text-style-name="P38" svg:x1="6.301cm" svg:y1="2.4cm" svg:x2="6.301cm" svg:y2="3.9cm"><text:p/></draw:line><draw:frame draw:style-name="gr25" draw:text-style-name="P38" svg:width="4.702cm" svg:height="2.701cm" svg:x="4.101cm" svg:y="0cm"><draw:text-box><text:p text:style-name="P39"><text:span text:style-name="T15">C did not forge within it's slot timeframe</text:span></text:p></draw:text-box></draw:frame><draw:frame draw:style-name="gr26" draw:text-style-name="P41" svg:width="13.001cm" svg:height="1.675cm" svg:x="1.902cm" svg:y="6.202cm"><draw:text-box><text:p text:style-name="P40"><text:span text:style-name="T15">A <text:s text:c="8"/>B <text:s text:c="8"/>C <text:s text:c="7"/>D <text:s text:c="7"/>E <text:s text:c="8"/>F</text:span></text:p></draw:text-box></draw:frame><draw:custom-shape draw:style-name="gr27" draw:text-style-name="P38" svg:width="1.8cm" svg:height="0.6cm" svg:x="1.302cm" svg:y="5.2cm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38" svg:width="1.802cm" svg:height="0.6cm" svg:x="3.3cm" svg:y="5.2cm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38" svg:width="1.802cm" svg:height="0.6cm" svg:x="7.301cm" svg:y="5.2cm"><text:p/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38" svg:width="1.8cm" svg:height="0.6cm" svg:x="9.301cm" svg:y="5.2cm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38" svg:width="1.8cm" svg:height="0.6cm" svg:x="11.301cm" svg:y="5.2cm"><text:p/><draw:enhanced-geometry svg:viewBox="0 0 21600 21600" draw:mirror-horizontal="false" draw:mirror-vertical="false" draw:type="rectangle" draw:enhanced-path="M 0 0 L 21600 0 21600 21600 0 21600 0 0 Z N"/></draw:custom-shape></draw:g>Illustration <text:sequence text:ref-name="refIllustration1" text:name="Illustration" text:formula="ooow:Illustration+1" style:num-format="1">2</text:sequence>: Unavailable MN loose<text:span text:style-name="T10">s</text:span> its tur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- <text:span text:style-name="T7">Some timeframe at the end of each round can be reserved to be sure to reach high enough a consensus and forge the final « master block »</text:span></text:p>
      <text:p text:style-name="Text_20_body"/>
      <text:p text:style-name="Text_20_body"><draw:frame draw:style-name="fr3" draw:name="Frame3" text:anchor-type="paragraph" svg:width="10.283cm" draw:z-index="4"><draw:text-box fo:min-height="6.812cm"><text:p text:style-name="Illustration"><draw:frame draw:style-name="fr5" draw:name="Image2" text:anchor-type="paragraph" svg:width="10.283cm" svg:height="6.812cm" style:rel-height="scale" draw:z-index="5"><draw:image xlink:href="Pictures/200003AD00004526000034BDCCF61B05.svm" xlink:type="simple" xlink:show="embed" xlink:actuate="onLoad"/></draw:frame>Illustration <text:sequence text:ref-name="refIllustration2" text:name="Illustration" text:formula="ooow:Illustration+1" style:num-format="1">3</text:sequence>: End of round consensus insuranc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 <text:span text:style-name="T8">The MN choose, based upon stable and immutable data, the Delegates who will participate in the next round.</text:span></text:p>
      <text:p text:style-name="P19">Example scenario (variants exists and are easily swappable) :</text:p>
      <text:list xml:id="list2004107449478547011" text:style-name="L14">
        <text:list-item>
          <text:p text:style-name="P20">Live MNs are selected («registered »from PoW chain + « alive » from metrics of last round)</text:p>
        </text:list-item>
        <text:list-item>
          <text:p text:style-name="P20">Tickets are issued according to some weight (collateral, 1 ticket per 10kbis ; quality index…) or simply one ticket per Live MN</text:p>
        </text:list-item>
        <text:list-item>
          <text:p text:style-name="P20">Tickets (MN hash+ticket#) are ordered by distance from a reference hash (last 10 blocks – see « Various » )</text:p>
        </text:list-item>
        <text:list-item>
          <text:p text:style-name="P20">We have a sorted list of tickets, we take the first « D » (fixed value) to act as delegates.</text:p>
        </text:list-item>
        <text:list-item>
          <text:p text:style-name="P21"><text:span text:style-name="T9">If we do not have enough tickets to fill D, then we loop back</text:span></text:p>
        </text:list-item>
        <text:list-item>
          <text:p text:style-name="P21"><text:span text:style-name="T11">Since we made sure there was a consensus on the previous masterblock, everyone (at least, majority) has the same data, the same Delegates, the same slots to validate blocks for the new round.</text:span></text:p>
        </text:list-item>
      </text:list>
      <text:p text:style-name="P29"><draw:frame draw:style-name="fr4" draw:name="Frame4" text:anchor-type="paragraph" svg:x="4.216cm" svg:y="-0.09cm" svg:width="8.687cm" draw:z-index="6"><draw:text-box fo:min-height="16.487cm"><text:p text:style-name="Illustration"><draw:frame draw:style-name="fr5" draw:name="Image1" text:anchor-type="paragraph" svg:width="8.687cm" svg:height="16.487cm" style:rel-height="scale" draw:z-index="7"><draw:image xlink:href="Pictures/200002210000445B00006592371D2906.svm" xlink:type="simple" xlink:show="embed" xlink:actuate="onLoad"/></draw:frame>Illustration <text:sequence text:ref-name="refIllustration3" text:name="Illustration" text:formula="ooow:Illustration+1" style:num-format="1">4</text:sequence>: Example of automatic delegate selectio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Limiting the number of delegates and running a lottery for each round achieves several things :</text:p>
      <text:list xml:id="list3002793581983536242" text:style-name="L16">
        <text:list-item>
          <text:p text:style-name="P25">Easier consensus, with a capped number of healthy nodes</text:p>
        </text:list-item>
        <text:list-item>
          <text:p text:style-name="P25">Non predictable delegates, harder to manipulate</text:p>
        </text:list-item>
        <text:list-item>
          <text:p text:style-name="P25">The delegates change each round, and a malicious actor can be voted out. Even a powerful masternode is not guaranteed to rule the net every time.</text:p>
        </text:list-item>
      </text:list>
      <text:p text:style-name="P29"/>
      <text:h text:style-name="Heading_20_1" text:outline-level="1"><text:bookmark-start text:name="__RefHeading__445_839965624"/>Consensus<text:bookmark-end text:name="__RefHeading__445_839965624"/></text:h>
      <text:p text:style-name="P22">The consensus reli<text:span text:style-name="T12">e</text:span>s on time being synced on all masternodes. This is a base requirement and can be a quality metric (ping or messages can measure time diff). It's achievable with enough resolution via standard network protocols (ntp).</text:p>
      <text:h text:style-name="Heading_20_2" text:outline-level="2"><text:bookmark-start text:name="__RefHeading__500_839965624"/>Base logic<text:bookmark-end text:name="__RefHeading__500_839965624"/></text:h>
      <text:p text:style-name="P22">The number of maximum forgeable blocks, the slots, is a variable of the chain like the block time.<text:line-break/>(Max block * block time ) + lock time = round time</text:p>
      <text:p text:style-name="P22">At the start of each « round », what MN can forge a block for each slot is known without doubt by every synced MN (see delegates).</text:p>
      <text:p text:style-name="P22">Let say there block time is 1 minute.<text:line-break/>We can use a timegap to avoid little drifts.<text:line-break/>For 16:43, node A is the <text:span text:style-name="T12">choosen Delegate.<text:line-break/>From, say 16:43:01 to 16:43:59, node A will have time to</text:span></text:p>
      <text:list xml:id="list1968822063124848254" text:style-name="L15">
        <text:list-item>
          <text:p text:style-name="P23"><text:span text:style-name="T12">Reach consensus (= same lasts blockshash) with at least D/2+1 delegates</text:span></text:p>
        </text:list-item>
        <text:list-item>
          <text:p text:style-name="P23"><text:span text:style-name="T12">Embed the mempool messages in a block, based upon the last block of the consensus</text:span></text:p>
        </text:list-item>
        <text:list-item>
          <text:p text:style-name="P23"><text:span text:style-name="T12">Sign the block and send to all delegates</text:span></text:p>
        </text:list-item>
      </text:list>
      <text:p text:style-name="P24">If a delegate receives a block out of its timeframe, it does not accept it. The block is lost (unless the consensus brings it back)</text:p>
      <text:h text:style-name="Heading_20_2" text:outline-level="2"><text:bookmark-start text:name="__RefHeading__502_839965624"/>Chain reorganizations<text:bookmark-end text:name="__RefHeading__502_839965624"/></text:h>
      <text:p text:style-name="P24">Splits should be rare and solved after 1 block.</text:p>
      <text:p text:style-name="P24">Consensus is reached by <text:span text:style-name="T14">D</text:span>elegates <text:span text:style-name="T14">only </text:span>exchanging last blocks hashs.</text:p>
      <text:p text:style-name="P24">Other MNS, that could not be delegates for the round, take blocks from the delegates but can't affect the consensus.</text:p>
      <text:p text:style-name="P24">In case of malicious actions, if there is a longer split, the criterion is simple: the more the delegates involved in a chain, the more it's trustworthy because the hardest it is to manipulate many delegates.</text:p>
      <text:p text:style-name="P28">There is no ban between Delegates or MNs</text:p>
      <text:h text:style-name="P1" text:outline-level="2"/>
      <text:h text:style-name="P4" text:outline-level="2"><text:bookmark-start text:name="__RefHeading__504_839965624"/>Side effect<text:bookmark-end text:name="__RefHeading__504_839965624"/></text:h>
      <text:p text:style-name="P24">Since metrics are embedded in the chain at each block, manipulations have great chances to be logued and detected by sane delegates, <text:span text:style-name="T14">then can be voted out for next round.</text:span></text:p>
      <text:p text:style-name="P27">Note :</text:p>
      <text:p text:style-name="P26"><text:span text:style-name="T13">What if a malicious or buggy node sends 2 different but valid blocks to different delegates, within its timeframe? Could be ok since odd number of delegates, so a consensus could be found, and if not, then none of the two blocks should be accepted.</text:span></text:p>
      <text:p text:style-name="P26"/>
      <text:h text:style-name="Heading_20_1" text:outline-level="1"><text:bookmark-start text:name="__RefHeading__506_839965624"/>Various<text:bookmark-end text:name="__RefHeading__506_839965624"/></text:h>
      <text:h text:style-name="Heading_20_2" text:outline-level="2"><text:bookmark-start text:name="__RefHeading__449_839965624"/>Deterministic voting / sorting<text:bookmark-end text:name="__RefHeading__449_839965624"/></text:h>
      <text:p text:style-name="P16"><text:span text:style-name="T8">If hash distances are calculated relative to a single block hash (like the last one), then one attacker only has to forge a strategic block to impose the rest.</text:span></text:p>
      <text:p text:style-name="P17">Use of a hash over more blocks (like hash of the 5 or 10 last blocks, combined) makes that way more difficult, since there is very little chance that 10 blocks in a row are forged by the same MN.</text:p>
      <text:p text:style-name="P24">(see « Broadhash » from Lisk)</text:p>
      <text:h text:style-name="P32" text:outline-level="1"><text:bookmark-start text:name="__RefHeading__120_839965624"/>References<text:bookmark-end text:name="__RefHeading__120_839965624"/></text:h>
      <text:p text:style-name="Text_20_body"/>
      <text:h text:style-name="P2" text:outline-level="2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Index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00" style:font-name="DejaVu Sans Condensed" officeooo:rsid="0004e28c" officeooo:paragraph-rsid="0004e2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ismuth Foundation<text:tab/>March 2018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7:25:44.582662004</meta:creation-date>
    <dc:date>2018-03-28T19:47:39.881831845</dc:date>
    <meta:editing-duration>P15DT20H11M37S</meta:editing-duration>
    <meta:editing-cycles>51</meta:editing-cycles>
    <meta:generator>LibreOffice/4.3.3.2$Linux_X86_64 LibreOffice_project/430m0$Build-2</meta:generator>
    <meta:document-statistic meta:table-count="0" meta:image-count="2" meta:object-count="0" meta:page-count="11" meta:paragraph-count="108" meta:word-count="1376" meta:character-count="7695" meta:non-whitespace-character-count="6434"/>
  </office:meta>
</office:document-meta>
</file>